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1.2" style:family="table-row">
      <style:table-row-properties style:min-row-height="0.2917in" fo:keep-together="auto"/>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2">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workout.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text:span><text:span text:style-name="T3">4 spaces or the equivalent in tabs. </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3">Comments are found at the top of the statement using ‘”””’</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3">if ():</text:span></text:p>
            <text:p text:style-name="P8"><text:span text:style-name="T3"><text:s text:c="5"/>statements</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3">Parentheses</text:span><text:span text:style-name="T9">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777335078"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get_workouts</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get_workout</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create_workout</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delete_workout</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P12"/>
          </table:table-cell>
        </table:table-row>
      </table:table>
      <text:p text:style-name="P4"/>
      <text:list xml:id="list65407929551629" text:continue-numbering="true" text:style-name="WWNum1">
        <text:list-item>
          <text:p text:style-name="P17"/>
        </text:list-item>
        <text:list-item>
          <text:p text:style-name="P17"/>
        </text:list-item>
      </text:list>
      <text:p text:style-name="P4"/>
      <text:p text:style-name="P4"/>
      <text:p text:style-name="P4"/>
      <text:p text:style-name="P4"/>
      <text:list xml:id="list65410004153775"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4" meta:word-count="398" meta:character-count="2386" meta:non-whitespace-character-count="2056"/>
    <meta:generator>LibreOfficeDev/6.0.5.2$Linux_X86_64 LibreOffice_project/</meta:generator>
  </office:meta>
</office:document-meta>
</file>